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77cm" style:use-optimal-column-width="false"/>
    </style:style>
    <style:style style:name="co2" style:family="table-column">
      <style:table-column-properties style:column-width="7.046cm" style:use-optimal-column-width="false"/>
    </style:style>
    <style:style style:name="co3" style:family="table-column">
      <style:table-column-properties style:column-width="5.888cm" style:use-optimal-column-width="false"/>
    </style:style>
    <style:style style:name="ro1" style:family="table-row">
      <style:table-row-properties style:row-height="1.373cm" style:use-optimal-row-height="false"/>
    </style:style>
    <style:style style:name="ro2" style:family="table-row">
      <style:table-row-properties style:row-height="1.509cm" style:use-optimal-row-height="false"/>
    </style:style>
    <style:style style:name="ro3" style:family="table-row">
      <style:table-row-properties style:row-height="1.098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paragraph-properties fo:border="0.03pt solid #ffffff" style:text-autospace="none"/>
      <style:text-properties fo:font-size="8pt"/>
    </style:style>
    <style:style style:name="ce2" style:family="table-cell">
      <style:paragraph-properties fo:border="0.03pt solid #ffffff" style:text-autospace="none"/>
      <style:text-properties fo:font-size="8pt" style:font-size-asian="13pt" style:font-size-complex="13pt"/>
    </style:style>
    <style:style style:name="ce3" style:family="table-cell">
      <style:paragraph-properties fo:border-left="0.03pt solid #ffffff" fo:border-right="0.03pt solid #ffffff" fo:border-top="0.03pt solid #ffffff" fo:border-bottom="none" style:text-autospace="none"/>
      <style:text-properties fo:font-size="8pt" style:font-size-asian="13pt" style:font-size-complex="13pt"/>
    </style:style>
    <style:style style:name="ce4" style:family="table-cell">
      <style:paragraph-properties fo:border="0.03pt solid #ffffff" style:text-autospace="none"/>
      <style:text-properties fo:font-size="7pt" style:font-size-asian="13pt" style:font-size-complex="13pt"/>
    </style:style>
    <style:style style:name="ce5" style:family="table-cell">
      <style:paragraph-properties fo:border-left="none" fo:border-right="0.03pt solid #ffffff" fo:border-top="0.03pt solid #ffffff" fo:border-bottom="0.03pt solid #ffffff" style:text-autospace="none"/>
      <style:text-properties fo:font-size="8pt" style:font-size-asian="13pt" style:font-size-complex="13pt"/>
    </style:style>
    <style:style style:name="ce6" style:family="table-cell">
      <style:paragraph-properties fo:border-left="0.03pt solid #ffffff" fo:border-right="0.03pt solid #ffffff" fo:border-top="none" fo:border-bottom="0.03pt solid #ffffff" style:text-autospace="none"/>
      <style:text-properties fo:font-size="8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font-size="8pt"/>
    </style:style>
    <style:style style:name="P3" style:family="paragraph">
      <style:paragraph-properties style:text-autospace="none"/>
      <style:text-properties fo:font-size="8pt" style:font-size-asian="13pt" style:font-size-complex="13pt"/>
    </style:style>
    <style:style style:name="P4" style:family="paragraph">
      <style:paragraph-properties style:text-autospace="none"/>
      <style:text-properties fo:font-size="7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71cm" svg:y="3.685cm" presentation:class="subtitle" presentation:placeholder="true" presentation:user-transformed="true">
          <draw:text-box/>
        </draw:frame>
        <draw:frame draw:style-name="standard" draw:layer="layout" svg:width="24.81cm" svg:height="13.818cm" svg:x="1.773cm" svg:y="0.9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製造工程の全体像</text:p>
              </table:table-cell>
              <table:table-cell>
                <text:p text:style-name="P2">業務プロセスの検討</text:p>
              </table:table-cell>
              <table:table-cell>
                <text:p text:style-name="P2">製造責任者</text:p>
              </table:table-cell>
            </table:table-row>
            <table:table-row table:style-name="ro2" table:default-cell-style-name="ce2">
              <table:table-cell>
                <text:p text:style-name="P3">機械個々の情報</text:p>
              </table:table-cell>
              <table:table-cell>
                <text:p text:style-name="P3">故障の実態把握</text:p>
              </table:table-cell>
              <table:table-cell>
                <text:p text:style-name="P3">保全担当者</text:p>
              </table:table-cell>
            </table:table-row>
            <table:table-row table:style-name="ro2" table:default-cell-style-name="ce2">
              <table:table-cell table:style-name="ce3">
                <text:p text:style-name="P3">壊れる頻度</text:p>
              </table:table-cell>
              <table:table-cell>
                <text:p text:style-name="P3">故障の実態把握</text:p>
              </table:table-cell>
              <table:table-cell>
                <text:p text:style-name="P3">保全担当者</text:p>
              </table:table-cell>
            </table:table-row>
            <table:table-row table:style-name="ro2">
              <table:table-cell table:style-name="ce4">
                <text:p text:style-name="P4">壊れた場合の仕事の割り振り</text:p>
              </table:table-cell>
              <table:table-cell table:style-name="ce5">
                <text:p text:style-name="P3">故障の実態把握</text:p>
              </table:table-cell>
              <table:table-cell table:style-name="ce2">
                <text:p text:style-name="P3">保全担当者</text:p>
              </table:table-cell>
            </table:table-row>
            <table:table-row table:style-name="ro2" table:default-cell-style-name="ce2">
              <table:table-cell table:style-name="ce6">
                <text:p text:style-name="P3">修理費用</text:p>
              </table:table-cell>
              <table:table-cell>
                <text:p text:style-name="P3">故障の実態把握</text:p>
              </table:table-cell>
              <table:table-cell>
                <text:p text:style-name="P3">保全担当者</text:p>
              </table:table-cell>
            </table:table-row>
            <table:table-row table:style-name="ro2" table:default-cell-style-name="ce2">
              <table:table-cell>
                <text:p text:style-name="P3">修理期間</text:p>
              </table:table-cell>
              <table:table-cell>
                <text:p text:style-name="P3">故障の実態把握</text:p>
              </table:table-cell>
              <table:table-cell>
                <text:p text:style-name="P3">保全担当者</text:p>
              </table:table-cell>
            </table:table-row>
            <table:table-row table:style-name="ro2" table:default-cell-style-name="ce2">
              <table:table-cell>
                <text:p text:style-name="P3">音の異常</text:p>
              </table:table-cell>
              <table:table-cell>
                <text:p text:style-name="P3">故障の実態把握</text:p>
              </table:table-cell>
              <table:table-cell>
                <text:p text:style-name="P3">オペレーター</text:p>
              </table:table-cell>
            </table:table-row>
            <table:table-row table:style-name="ro3" table:default-cell-style-name="ce2">
              <table:table-cell>
                <text:p text:style-name="P3">壊れやすい場所</text:p>
              </table:table-cell>
              <table:table-cell>
                <text:p text:style-name="P3">故障の実態把握</text:p>
              </table:table-cell>
              <table:table-cell>
                <text:p text:style-name="P3">オペレーター</text:p>
              </table:table-cell>
            </table:table-row>
            <table:table-row table:style-name="ro1" table:default-cell-style-name="ce2">
              <table:table-cell>
                <text:p text:style-name="P3">壊れるということ全体へのアンケート</text:p>
              </table:table-cell>
              <table:table-cell>
                <text:p text:style-name="P3">故障の実態把握</text:p>
              </table:table-cell>
              <table:table-cell>
                <text:p text:style-name="P3">オペレーター</text:p>
              </table:table-cell>
            </table:table-row>
            <table:table-row table:style-name="ro4" table:default-cell-style-name="ce2">
              <table:table-cell>
                <text:p text:style-name="P3">修理費用を安くする方法</text:p>
              </table:table-cell>
              <table:table-cell>
                <text:p text:style-name="P3">故障の実態把握</text:p>
              </table:table-cell>
              <table:table-cell>
                <text:p text:style-name="P3">機械メーカー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8:29:09.437599323</meta:creation-date>
    <meta:generator>LibreOffice/6.4.6.2$Linux_X86_64 LibreOffice_project/40$Build-2</meta:generator>
    <dc:date>2020-12-09T18:53:55.890366937</dc:date>
    <meta:editing-duration>PT13M57S</meta:editing-duration>
    <meta:editing-cycles>1</meta:editing-cycles>
    <meta:document-statistic meta:object-count="25"/>
  </office:meta>
</office:document-meta>
</file>